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7.687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Étape</text:p>
          </table:table-cell>
          <table:table-cell office:value-type="string" calcext:value-type="string">
            <text:p>Eval moy. (%)</text:p>
          </table:table-cell>
          <table:table-cell table:number-columns-repeated="2"/>
          <table:table-cell office:value-type="string" calcext:value-type="string">
            <text:p>inf 1.1</text:p>
          </table:table-cell>
          <table:table-cell office:value-type="string" calcext:value-type="string">
            <text:p>inf 1.2</text:p>
          </table:table-cell>
          <table:table-cell office:value-type="string" calcext:value-type="string">
            <text:p>inf 1.3</text:p>
          </table:table-cell>
          <table:table-cell office:value-type="string" calcext:value-type="string">
            <text:p>inf 1.4</text:p>
          </table:table-cell>
          <table:table-cell office:value-type="string" calcext:value-type="string">
            <text:p>inf 1.5</text:p>
          </table:table-cell>
          <table:table-cell office:value-type="string" calcext:value-type="string">
            <text:p>inf 2.1</text:p>
          </table:table-cell>
          <table:table-cell office:value-type="string" calcext:value-type="string">
            <text:p>inf 2.2</text:p>
          </table:table-cell>
          <table:table-cell office:value-type="string" calcext:value-type="string">
            <text:p>inf 2.3</text:p>
          </table:table-cell>
          <table:table-cell office:value-type="string" calcext:value-type="string">
            <text:p>inf 2.4</text:p>
          </table:table-cell>
          <table:table-cell office:value-type="string" calcext:value-type="string">
            <text:p>inf 3.1</text:p>
          </table:table-cell>
          <table:table-cell office:value-type="string" calcext:value-type="string">
            <text:p>inf 3.2</text:p>
          </table:table-cell>
          <table:table-cell office:value-type="string" calcext:value-type="string">
            <text:p>inf 3.3</text:p>
          </table:table-cell>
          <table:table-cell office:value-type="string" calcext:value-type="string">
            <text:p>inf 4.1</text:p>
          </table:table-cell>
          <table:table-cell office:value-type="string" calcext:value-type="string">
            <text:p>inf 4.2&amp;3</text:p>
          </table:table-cell>
          <table:table-cell office:value-type="string" calcext:value-type="string">
            <text:p>inf 4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 ≥ -2 sur [0;1] </text:p>
          </table:table-cell>
          <table:table-cell table:formula="of:=29/31*9.06" office:value-type="float" office:value="8.47548387096774" calcext:value-type="float">
            <text:p>8,4754838709677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 est décroissante sur [1;2] </text:p>
          </table:table-cell>
          <table:table-cell table:formula="of:=29/31*5.22" office:value-type="float" office:value="4.88322580645161" calcext:value-type="float">
            <text:p>4,8832258064516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(1) = 1 </text:p>
          </table:table-cell>
          <table:table-cell table:formula="of:=29/31*8.87" office:value-type="float" office:value="8.29774193548387" calcext:value-type="float">
            <text:p>8,297741935483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(2) = -5 </text:p>
          </table:table-cell>
          <table:table-cell table:formula="of:=29/31*10.36" office:value-type="float" office:value="9.6916129032258" calcext:value-type="float">
            <text:p>9,69161290322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5 &lt; -2 </text:p>
          </table:table-cell>
          <table:table-cell table:formula="of:=29/31*13.3" office:value-type="float" office:value="12.441935483871" calcext:value-type="float">
            <text:p>12,44193548387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2 &lt; 1 </text:p>
          </table:table-cell>
          <table:table-cell table:formula="of:=29/31*12.89" office:value-type="float" office:value="12.0583870967742" calcext:value-type="float">
            <text:p>12,058387096774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&gt; -2 </text:p>
          </table:table-cell>
          <table:table-cell table:formula="of:=29/31*11.64" office:value-type="float" office:value="10.8890322580645" calcext:value-type="float">
            <text:p>10,889032258064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est le maximum de f </text:p>
          </table:table-cell>
          <table:table-cell table:formula="of:=29/31*21.8" office:value-type="float" office:value="20.3935483870968" calcext:value-type="float">
            <text:p>20,393548387096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≤ 2 </text:p>
          </table:table-cell>
          <table:table-cell table:formula="of:=29/31*18" office:value-type="float" office:value="16.8387096774194" calcext:value-type="float">
            <text:p>16,838709677419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 ≤ 2 est toujours vraie </text:p>
          </table:table-cell>
          <table:table-cell table:formula="of:=29/31*18.61" office:value-type="float" office:value="17.4093548387097" calcext:value-type="float">
            <text:p>17,409354838709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(x) ≤ 2 est toujours vraie </text:p>
          </table:table-cell>
          <table:table-cell table:formula="of:=29/31*28.01" office:value-type="float" office:value="26.2029032258065" calcext:value-type="float">
            <text:p>26,202903225806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 ≤ 2 </text:p>
          </table:table-cell>
          <table:table-cell table:formula="of:=29/31*16.81" office:value-type="float" office:value="15.7254838709677" calcext:value-type="float">
            <text:p>15,725483870967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(2) = -5 </text:p>
          </table:table-cell>
          <table:table-cell table:formula="of:=29/31*6.6" office:value-type="float" office:value="6.1741935483871" calcext:value-type="float">
            <text:p>6,174193548387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5 &lt; 1 </text:p>
          </table:table-cell>
          <table:table-cell table:formula="of:=29/31*12.37" office:value-type="float" office:value="11.571935483871" calcext:value-type="float">
            <text:p>11,57193548387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≥ 1 </text:p>
          </table:table-cell>
          <table:table-cell table:formula="of:=29/31*13.3" office:value-type="float" office:value="12.441935483871" calcext:value-type="float">
            <text:p>12,44193548387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 maximum de f est 1 </text:p>
          </table:table-cell>
          <table:table-cell table:formula="of:=29/31*15.48" office:value-type="float" office:value="14.4812903225806" calcext:value-type="float">
            <text:p>14,481290322580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 f(x) &lt; 1, alors -2 ≤ x &lt; 1 </text:p>
          </table:table-cell>
          <table:table-cell table:formula="of:=29/31*7.61" office:value-type="float" office:value="7.11903225806452" calcext:value-type="float">
            <text:p>7,1190322580645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 maximum de f est 1 </text:p>
          </table:table-cell>
          <table:table-cell table:formula="of:=29/31*30.83" office:value-type="float" office:value="28.8409677419355" calcext:value-type="float">
            <text:p>28,8409677419355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 l’antécédent est faux, l’implication est vraie </text:p>
          </table:table-cell>
          <table:table-cell table:formula="of:=29/31*37.44" office:value-type="float" office:value="35.0245161290323" calcext:value-type="float">
            <text:p>35,024516129032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 f(x) &gt; 1, on a -5 ≤ x &lt; 1 </text:p>
          </table:table-cell>
          <table:table-cell table:formula="of:=29/31*12.58" office:value-type="float" office:value="11.7683870967742" calcext:value-type="float">
            <text:p>11,7683870967742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. moy. (%)</text:p>
          </table:table-cell>
          <table:table-cell table:formula="of:=AVERAGEIF([.F2:.F21];&quot;&gt;&quot;&amp;0;Cdébut1:Cdébut2)" office:value-type="float" office:value="8.47548387096774" calcext:value-type="float">
            <text:p>8,47548387096774</text:p>
          </table:table-cell>
          <table:table-cell table:formula="of:=AVERAGEIF([.G2:.G21];&quot;&gt;&quot;&amp;0;Cdébut1:Cdébut2)" office:value-type="float" office:value="8.758" calcext:value-type="float">
            <text:p>8,758</text:p>
          </table:table-cell>
          <table:table-cell table:formula="of:=AVERAGEIF([.H2:.H21];&quot;&gt;&quot;&amp;0;Cdébut1:Cdébut2)" office:value-type="float" office:value="10.4587096774194" calcext:value-type="float">
            <text:p>10,4587096774194</text:p>
          </table:table-cell>
          <table:table-cell table:formula="of:=AVERAGEIF([.I2:.I21];&quot;&gt;&quot;&amp;0;Cdébut1:Cdébut2)" office:value-type="float" office:value="12.0583870967742" calcext:value-type="float">
            <text:p>12,0583870967742</text:p>
          </table:table-cell>
          <table:table-cell table:formula="of:=AVERAGEIF([.J2:.J21];&quot;&gt;&quot;&amp;0;Cdébut1:Cdébut2)" office:value-type="float" office:value="9.59338709677419" calcext:value-type="float">
            <text:p>9,59338709677419</text:p>
          </table:table-cell>
          <table:table-cell table:formula="of:=AVERAGEIF([.K2:.K21];&quot;&gt;&quot;&amp;0;Cdébut1:Cdébut2)" office:value-type="float" office:value="18.6161290322581" calcext:value-type="float">
            <text:p>18,6161290322581</text:p>
          </table:table-cell>
          <table:table-cell table:formula="of:=AVERAGEIF([.L2:.L21];&quot;&gt;&quot;&amp;0;Cdébut1:Cdébut2)" office:value-type="float" office:value="17.4093548387097" calcext:value-type="float">
            <text:p>17,4093548387097</text:p>
          </table:table-cell>
          <table:table-cell table:formula="of:=AVERAGEIF([.M2:.M21];&quot;&gt;&quot;&amp;0;Cdébut1:Cdébut2)" office:value-type="float" office:value="26.2029032258065" calcext:value-type="float">
            <text:p>26,2029032258065</text:p>
          </table:table-cell>
          <table:table-cell table:formula="of:=AVERAGEIF([.N2:.N21];&quot;&gt;&quot;&amp;0;Cdébut1:Cdébut2)" office:value-type="float" office:value="15.7254838709677" calcext:value-type="float">
            <text:p>15,7254838709677</text:p>
          </table:table-cell>
          <table:table-cell table:formula="of:=AVERAGEIF([.O2:.O21];&quot;&gt;&quot;&amp;0;Cdébut1:Cdébut2)" office:value-type="float" office:value="10.062688172043" calcext:value-type="float">
            <text:p>10,062688172043</text:p>
          </table:table-cell>
          <table:table-cell table:formula="of:=AVERAGEIF([.P2:.P21];&quot;&gt;&quot;&amp;0;Cdébut1:Cdébut2)" office:value-type="float" office:value="14.4812903225806" calcext:value-type="float">
            <text:p>14,4812903225806</text:p>
          </table:table-cell>
          <table:table-cell table:formula="of:=AVERAGEIF([.Q2:.Q21];&quot;&gt;&quot;&amp;0;Cdébut1:Cdébut2)" office:value-type="float" office:value="7.11903225806452" calcext:value-type="float">
            <text:p>7,11903225806452</text:p>
          </table:table-cell>
          <table:table-cell table:formula="of:=AVERAGEIF([.R2:.R21];&quot;&gt;&quot;&amp;0;Cdébut1:Cdébut2)" office:value-type="float" office:value="31.9327419354839" calcext:value-type="float">
            <text:p>31,9327419354839</text:p>
          </table:table-cell>
          <table:table-cell table:formula="of:=AVERAGEIF([.S2:.S21];&quot;&gt;&quot;&amp;0;Cdébut1:Cdébut2)" office:value-type="float" office:value="28.8409677419355" calcext:value-type="float">
            <text:p>28,8409677419355</text:p>
          </table:table-cell>
          <table:table-cell table:formula="of:=AVERAGEIF([.T2:.T21];&quot;&gt;&quot;&amp;0;Cdébut1:Cdébut2)" office:value-type="float" office:value="11.7683870967742" calcext:value-type="float">
            <text:p>11,7683870967742</text:p>
          </table:table-cell>
        </table:table-row>
        <table:table-row table:style-name="ro1">
          <table:table-cell/>
          <table:table-cell table:style-name="ce1" office:value-type="string" calcext:value-type="string">
            <text:p>Modèl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emma:7b</text:p>
          </table:table-cell>
          <table:table-cell table:number-columns-repeated="18"/>
        </table:table-row>
      </table:table>
      <table:table table:name="Feuill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Étape</text:p>
          </table:table-cell>
          <table:table-cell office:value-type="string" calcext:value-type="string">
            <text:p>Eval moy. (%)</text:p>
          </table:table-cell>
          <table:table-cell table:number-columns-repeated="2"/>
          <table:table-cell office:value-type="string" calcext:value-type="string">
            <text:p>inf 1.1</text:p>
          </table:table-cell>
          <table:table-cell office:value-type="string" calcext:value-type="string">
            <text:p>inf 1.2</text:p>
          </table:table-cell>
          <table:table-cell office:value-type="string" calcext:value-type="string">
            <text:p>inf 1.3</text:p>
          </table:table-cell>
          <table:table-cell office:value-type="string" calcext:value-type="string">
            <text:p>inf 1.4</text:p>
          </table:table-cell>
          <table:table-cell office:value-type="string" calcext:value-type="string">
            <text:p>inf 1.5</text:p>
          </table:table-cell>
          <table:table-cell office:value-type="string" calcext:value-type="string">
            <text:p>inf 2.1</text:p>
          </table:table-cell>
          <table:table-cell office:value-type="string" calcext:value-type="string">
            <text:p>inf 2.2</text:p>
          </table:table-cell>
          <table:table-cell office:value-type="string" calcext:value-type="string">
            <text:p>inf 2.3</text:p>
          </table:table-cell>
          <table:table-cell office:value-type="string" calcext:value-type="string">
            <text:p>inf 2.4</text:p>
          </table:table-cell>
          <table:table-cell office:value-type="string" calcext:value-type="string">
            <text:p>inf 3.1</text:p>
          </table:table-cell>
          <table:table-cell office:value-type="string" calcext:value-type="string">
            <text:p>inf 3.2</text:p>
          </table:table-cell>
          <table:table-cell office:value-type="string" calcext:value-type="string">
            <text:p>inf 3.3</text:p>
          </table:table-cell>
          <table:table-cell office:value-type="string" calcext:value-type="string">
            <text:p>inf 4.1</text:p>
          </table:table-cell>
          <table:table-cell office:value-type="string" calcext:value-type="string">
            <text:p>inf 4.2&amp;3</text:p>
          </table:table-cell>
          <table:table-cell office:value-type="string" calcext:value-type="string">
            <text:p>inf 4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 ≥ -2 sur [0;1] </text:p>
          </table:table-cell>
          <table:table-cell table:formula="of:=29/31*32.44" office:value-type="float" office:value="30.3470967741935" calcext:value-type="float">
            <text:p>30,347096774193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 est décroissante sur [1;2] </text:p>
          </table:table-cell>
          <table:table-cell table:formula="of:=29/31*30.35" office:value-type="float" office:value="28.391935483871" calcext:value-type="float">
            <text:p>28,3919354838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(1) = 1 </text:p>
          </table:table-cell>
          <table:table-cell table:formula="of:=29/31*32.45" office:value-type="float" office:value="30.3564516129032" calcext:value-type="float">
            <text:p>30,35645161290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(2) = -5 </text:p>
          </table:table-cell>
          <table:table-cell table:formula="of:=29/31*31.79" office:value-type="float" office:value="29.7390322580645" calcext:value-type="float">
            <text:p>29,73903225806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5 &lt; -2 </text:p>
          </table:table-cell>
          <table:table-cell table:formula="of:=29/31*33.02" office:value-type="float" office:value="30.8896774193548" calcext:value-type="float">
            <text:p>30,889677419354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2 &lt; 1 </text:p>
          </table:table-cell>
          <table:table-cell table:formula="of:=29/31*26.26" office:value-type="float" office:value="24.5658064516129" calcext:value-type="float">
            <text:p>24,565806451612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&gt; -2 </text:p>
          </table:table-cell>
          <table:table-cell table:formula="of:=29/31*25.85" office:value-type="float" office:value="24.1822580645161" calcext:value-type="float">
            <text:p>24,182258064516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est le maximum de f </text:p>
          </table:table-cell>
          <table:table-cell table:formula="of:=29/31*21.05" office:value-type="float" office:value="19.691935483871" calcext:value-type="float">
            <text:p>19,69193548387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≤ 2 </text:p>
          </table:table-cell>
          <table:table-cell table:formula="of:=29/31*18.84" office:value-type="float" office:value="17.6245161290323" calcext:value-type="float">
            <text:p>17,624516129032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 ≤ 2 est toujours vraie </text:p>
          </table:table-cell>
          <table:table-cell table:formula="of:=29/31*27.8" office:value-type="float" office:value="26.0064516129032" calcext:value-type="float">
            <text:p>26,006451612903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(x) ≤ 2 est toujours vraie </text:p>
          </table:table-cell>
          <table:table-cell table:formula="of:=29/31*35.58" office:value-type="float" office:value="33.2845161290323" calcext:value-type="float">
            <text:p>33,284516129032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 ≤ 2 </text:p>
          </table:table-cell>
          <table:table-cell table:formula="of:=29/31*27.63" office:value-type="float" office:value="25.8474193548387" calcext:value-type="float">
            <text:p>25,847419354838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(2) = -5 </text:p>
          </table:table-cell>
          <table:table-cell table:formula="of:=29/31*32.43" office:value-type="float" office:value="30.3377419354839" calcext:value-type="float">
            <text:p>30,337741935483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5 &lt; 1 </text:p>
          </table:table-cell>
          <table:table-cell table:formula="of:=29/31*22.81" office:value-type="float" office:value="21.3383870967742" calcext:value-type="float">
            <text:p>21,338387096774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≥ 1 </text:p>
          </table:table-cell>
          <table:table-cell table:formula="of:=29/31*17.98" office:value-type="float" office:value="16.82" calcext:value-type="float">
            <text:p>16,8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 maximum de f est 1 </text:p>
          </table:table-cell>
          <table:table-cell table:formula="of:=29/31*26.61" office:value-type="float" office:value="24.8932258064516" calcext:value-type="float">
            <text:p>24,893225806451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 f(x) &lt; 1, alors -2 ≤ x &lt; 1 </text:p>
          </table:table-cell>
          <table:table-cell table:formula="of:=29/31*35.51" office:value-type="float" office:value="33.2190322580645" calcext:value-type="float">
            <text:p>33,219032258064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 maximum de f est 1 </text:p>
          </table:table-cell>
          <table:table-cell table:formula="of:=29/31*24.9" office:value-type="float" office:value="23.2935483870968" calcext:value-type="float">
            <text:p>23,2935483870968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 l’antécédent est faux, l’implication est vraie </text:p>
          </table:table-cell>
          <table:table-cell table:formula="of:=29/31*20.07" office:value-type="float" office:value="18.7751612903226" calcext:value-type="float">
            <text:p>18,775161290322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 f(x) &gt; 1, on a -5 ≤ x &lt; 1 </text:p>
          </table:table-cell>
          <table:table-cell table:formula="of:=29/31*32.44" office:value-type="float" office:value="30.3470967741935" calcext:value-type="float">
            <text:p>30,3470967741935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. moy. (%)</text:p>
          </table:table-cell>
          <table:table-cell table:formula="of:=AVERAGEIF([.F2:.F21];&quot;&gt;&quot;&amp;0;Cdébut:Cfin)" office:value-type="float" office:value="30.3470967741935" calcext:value-type="float">
            <text:p>30,3470967741935</text:p>
          </table:table-cell>
          <table:table-cell table:formula="of:=AVERAGEIF([.G2:.G21];&quot;&gt;&quot;&amp;0;Cdébut:Cfin)" office:value-type="float" office:value="29.9448387096774" calcext:value-type="float">
            <text:p>29,9448387096774</text:p>
          </table:table-cell>
          <table:table-cell table:formula="of:=AVERAGEIF([.H2:.H21];&quot;&gt;&quot;&amp;0;Cdébut:Cfin)" office:value-type="float" office:value="30.6183870967742" calcext:value-type="float">
            <text:p>30,6183870967742</text:p>
          </table:table-cell>
          <table:table-cell table:formula="of:=AVERAGEIF([.I2:.I21];&quot;&gt;&quot;&amp;0;Cdébut:Cfin)" office:value-type="float" office:value="24.5658064516129" calcext:value-type="float">
            <text:p>24,5658064516129</text:p>
          </table:table-cell>
          <table:table-cell table:formula="of:=AVERAGEIF([.J2:.J21];&quot;&gt;&quot;&amp;0;Cdébut:Cfin)" office:value-type="float" office:value="27.2693548387097" calcext:value-type="float">
            <text:p>27,2693548387097</text:p>
          </table:table-cell>
          <table:table-cell table:formula="of:=AVERAGEIF([.K2:.K21];&quot;&gt;&quot;&amp;0;Cdébut:Cfin)" office:value-type="float" office:value="18.6582258064516" calcext:value-type="float">
            <text:p>18,6582258064516</text:p>
          </table:table-cell>
          <table:table-cell table:formula="of:=AVERAGEIF([.L2:.L21];&quot;&gt;&quot;&amp;0;Cdébut:Cfin)" office:value-type="float" office:value="26.0064516129032" calcext:value-type="float">
            <text:p>26,0064516129032</text:p>
          </table:table-cell>
          <table:table-cell table:formula="of:=AVERAGEIF([.M2:.M21];&quot;&gt;&quot;&amp;0;Cdébut:Cfin)" office:value-type="float" office:value="33.2845161290323" calcext:value-type="float">
            <text:p>33,2845161290323</text:p>
          </table:table-cell>
          <table:table-cell table:formula="of:=AVERAGEIF([.N2:.N21];&quot;&gt;&quot;&amp;0;Cdébut:Cfin)" office:value-type="float" office:value="25.8474193548387" calcext:value-type="float">
            <text:p>25,8474193548387</text:p>
          </table:table-cell>
          <table:table-cell table:formula="of:=AVERAGEIF([.O2:.O21];&quot;&gt;&quot;&amp;0;Cdébut:Cfin)" office:value-type="float" office:value="22.8320430107527" calcext:value-type="float">
            <text:p>22,8320430107527</text:p>
          </table:table-cell>
          <table:table-cell table:formula="of:=AVERAGEIF([.P2:.P21];&quot;&gt;&quot;&amp;0;Cdébut:Cfin)" office:value-type="float" office:value="24.8932258064516" calcext:value-type="float">
            <text:p>24,8932258064516</text:p>
          </table:table-cell>
          <table:table-cell table:formula="of:=AVERAGEIF([.Q2:.Q21];&quot;&gt;&quot;&amp;0;Cdébut:Cfin)" office:value-type="float" office:value="33.2190322580645" calcext:value-type="float">
            <text:p>33,2190322580645</text:p>
          </table:table-cell>
          <table:table-cell table:formula="of:=AVERAGEIF([.R2:.R21];&quot;&gt;&quot;&amp;0;Cdébut:Cfin)" office:value-type="float" office:value="21.0343548387097" calcext:value-type="float">
            <text:p>21,0343548387097</text:p>
          </table:table-cell>
          <table:table-cell table:formula="of:=AVERAGEIF([.S2:.S21];&quot;&gt;&quot;&amp;0;Cdébut:Cfin)" office:value-type="float" office:value="23.2935483870968" calcext:value-type="float">
            <text:p>23,2935483870968</text:p>
          </table:table-cell>
          <table:table-cell table:formula="of:=AVERAGEIF([.T2:.T21];&quot;&gt;&quot;&amp;0;Cdébut:Cfin)" office:value-type="float" office:value="30.3470967741935" calcext:value-type="float">
            <text:p>30,3470967741935</text:p>
          </table:table-cell>
        </table:table-row>
        <table:table-row table:style-name="ro1">
          <table:table-cell/>
          <table:table-cell table:style-name="ce1" office:value-type="string" calcext:value-type="string">
            <text:p>Modèl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lama 3.1:8b</text:p>
          </table:table-cell>
          <table:table-cell table:number-columns-repeated="18"/>
        </table:table-row>
        <table:named-expressions>
          <table:named-range table:name="Ddébut" table:base-cell-address="$'Feuille 2'.$D$2" table:cell-range-address="$'Feuille 2'.$D$2"/>
          <table:named-range table:name="Dfin" table:base-cell-address="$'Feuille 2'.$D$21" table:cell-range-address="$'Feuille 2'.$D$21"/>
        </table:named-expressions>
      </table:table>
      <table:table table:name="Feuille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Étape</text:p>
          </table:table-cell>
          <table:table-cell office:value-type="string" calcext:value-type="string">
            <text:p>Eval moy. (%)</text:p>
          </table:table-cell>
          <table:table-cell table:number-columns-repeated="2"/>
          <table:table-cell office:value-type="string" calcext:value-type="string">
            <text:p>inf 1.1</text:p>
          </table:table-cell>
          <table:table-cell office:value-type="string" calcext:value-type="string">
            <text:p>inf 1.2</text:p>
          </table:table-cell>
          <table:table-cell office:value-type="string" calcext:value-type="string">
            <text:p>inf 1.3</text:p>
          </table:table-cell>
          <table:table-cell office:value-type="string" calcext:value-type="string">
            <text:p>inf 1.4</text:p>
          </table:table-cell>
          <table:table-cell office:value-type="string" calcext:value-type="string">
            <text:p>inf 1.5</text:p>
          </table:table-cell>
          <table:table-cell office:value-type="string" calcext:value-type="string">
            <text:p>inf 2.1</text:p>
          </table:table-cell>
          <table:table-cell office:value-type="string" calcext:value-type="string">
            <text:p>inf 2.2</text:p>
          </table:table-cell>
          <table:table-cell office:value-type="string" calcext:value-type="string">
            <text:p>inf 2.3</text:p>
          </table:table-cell>
          <table:table-cell office:value-type="string" calcext:value-type="string">
            <text:p>inf 2.4</text:p>
          </table:table-cell>
          <table:table-cell office:value-type="string" calcext:value-type="string">
            <text:p>inf 3.1</text:p>
          </table:table-cell>
          <table:table-cell office:value-type="string" calcext:value-type="string">
            <text:p>inf 3.2</text:p>
          </table:table-cell>
          <table:table-cell office:value-type="string" calcext:value-type="string">
            <text:p>inf 3.3</text:p>
          </table:table-cell>
          <table:table-cell office:value-type="string" calcext:value-type="string">
            <text:p>inf 4.1</text:p>
          </table:table-cell>
          <table:table-cell office:value-type="string" calcext:value-type="string">
            <text:p>inf 4.2&amp;3</text:p>
          </table:table-cell>
          <table:table-cell office:value-type="string" calcext:value-type="string">
            <text:p>inf 4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 ≥ -2 sur [0;1] </text:p>
          </table:table-cell>
          <table:table-cell table:formula="of:=29/31*10.39" office:value-type="float" office:value="9.71967741935484" calcext:value-type="float">
            <text:p>9,7196774193548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 est décroissante sur [1;2] </text:p>
          </table:table-cell>
          <table:table-cell table:formula="of:=29/31*5.78" office:value-type="float" office:value="5.40709677419355" calcext:value-type="float">
            <text:p>5,407096774193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(1) = 1 </text:p>
          </table:table-cell>
          <table:table-cell table:formula="of:=29/31*5.81" office:value-type="float" office:value="5.43516129032258" calcext:value-type="float">
            <text:p>5,435161290322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(2) = -5 </text:p>
          </table:table-cell>
          <table:table-cell table:formula="of:=29/31*7.08" office:value-type="float" office:value="6.62322580645161" calcext:value-type="float">
            <text:p>6,6232258064516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5 &lt; -2 </text:p>
          </table:table-cell>
          <table:table-cell table:formula="of:=29/31*17.62" office:value-type="float" office:value="16.4832258064516" calcext:value-type="float">
            <text:p>16,483225806451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2 &lt; 1 </text:p>
          </table:table-cell>
          <table:table-cell table:formula="of:=29/31*17.43" office:value-type="float" office:value="16.3054838709677" calcext:value-type="float">
            <text:p>16,305483870967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&gt; -2 </text:p>
          </table:table-cell>
          <table:table-cell table:formula="of:=29/31*16.51" office:value-type="float" office:value="15.4448387096774" calcext:value-type="float">
            <text:p>15,444838709677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est le maximum de f </text:p>
          </table:table-cell>
          <table:table-cell table:formula="of:=29/31*17.31" office:value-type="float" office:value="16.1932258064516" calcext:value-type="float">
            <text:p>16,19322580645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≤ 2 </text:p>
          </table:table-cell>
          <table:table-cell table:formula="of:=29/31*21.95" office:value-type="float" office:value="20.5338709677419" calcext:value-type="float">
            <text:p>20,533870967741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 ≤ 2 est toujours vraie </text:p>
          </table:table-cell>
          <table:table-cell table:formula="of:=29/31*15.05" office:value-type="float" office:value="14.0790322580645" calcext:value-type="float">
            <text:p>14,079032258064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(x) ≤ 2 est toujours vraie </text:p>
          </table:table-cell>
          <table:table-cell table:formula="of:=29/31*23.3" office:value-type="float" office:value="21.7967741935484" calcext:value-type="float">
            <text:p>21,796774193548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 ≤ 2 </text:p>
          </table:table-cell>
          <table:table-cell table:formula="of:=29/31*15.97" office:value-type="float" office:value="14.9396774193548" calcext:value-type="float">
            <text:p>14,939677419354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(2) = -5 </text:p>
          </table:table-cell>
          <table:table-cell table:formula="of:=29/31*7.24" office:value-type="float" office:value="6.77290322580645" calcext:value-type="float">
            <text:p>6,7729032258064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5 &lt; 1 </text:p>
          </table:table-cell>
          <table:table-cell table:formula="of:=29/31*13.6" office:value-type="float" office:value="12.7225806451613" calcext:value-type="float">
            <text:p>12,722580645161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≥ 1 </text:p>
          </table:table-cell>
          <table:table-cell table:formula="of:=29/31*15.85" office:value-type="float" office:value="14.8274193548387" calcext:value-type="float">
            <text:p>14,827419354838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 maximum de f est 1 </text:p>
          </table:table-cell>
          <table:table-cell table:formula="of:=29/31*12.22" office:value-type="float" office:value="11.4316129032258" calcext:value-type="float">
            <text:p>11,431612903225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 f(x) &lt; 1, alors -2 ≤ x &lt; 1 </text:p>
          </table:table-cell>
          <table:table-cell table:formula="of:=29/31*10.06" office:value-type="float" office:value="9.41096774193548" calcext:value-type="float">
            <text:p>9,4109677419354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 maximum de f est 1 </text:p>
          </table:table-cell>
          <table:table-cell table:formula="of:=29/31*22.91" office:value-type="float" office:value="21.431935483871" calcext:value-type="float">
            <text:p>21,43193548387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 l’antécédent est faux, l’implication est vraie </text:p>
          </table:table-cell>
          <table:table-cell table:formula="of:=29/31*20.63" office:value-type="float" office:value="19.2990322580645" calcext:value-type="float">
            <text:p>19,299032258064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 f(x) &gt; 1, on a -5 ≤ x &lt; 1 </text:p>
          </table:table-cell>
          <table:table-cell table:formula="of:=29/31*16.43" office:value-type="float" office:value="15.37" calcext:value-type="float">
            <text:p>15,37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. moy. (%)</text:p>
          </table:table-cell>
          <table:table-cell table:formula="of:=AVERAGEIF([.F2:.F21];&quot;&gt;&quot;&amp;0;Cdébut:Cfin)" office:value-type="float" office:value="9.71967741935484" calcext:value-type="float">
            <text:p>9,71967741935484</text:p>
          </table:table-cell>
          <table:table-cell table:formula="of:=AVERAGEIF([.G2:.G21];&quot;&gt;&quot;&amp;0;Cdébut:Cfin)" office:value-type="float" office:value="8.73367741935484" calcext:value-type="float">
            <text:p>8,73367741935484</text:p>
          </table:table-cell>
          <table:table-cell table:formula="of:=AVERAGEIF([.H2:.H21];&quot;&gt;&quot;&amp;0;Cdébut:Cfin)" office:value-type="float" office:value="13.1014516129032" calcext:value-type="float">
            <text:p>13,1014516129032</text:p>
          </table:table-cell>
          <table:table-cell table:formula="of:=AVERAGEIF([.I2:.I21];&quot;&gt;&quot;&amp;0;Cdébut:Cfin)" office:value-type="float" office:value="16.3054838709677" calcext:value-type="float">
            <text:p>16,3054838709677</text:p>
          </table:table-cell>
          <table:table-cell table:formula="of:=AVERAGEIF([.J2:.J21];&quot;&gt;&quot;&amp;0;Cdébut:Cfin)" office:value-type="float" office:value="10.44" calcext:value-type="float">
            <text:p>10,44</text:p>
          </table:table-cell>
          <table:table-cell table:formula="of:=AVERAGEIF([.K2:.K21];&quot;&gt;&quot;&amp;0;Cdébut:Cfin)" office:value-type="float" office:value="18.3635483870968" calcext:value-type="float">
            <text:p>18,3635483870968</text:p>
          </table:table-cell>
          <table:table-cell table:formula="of:=AVERAGEIF([.L2:.L21];&quot;&gt;&quot;&amp;0;Cdébut:Cfin)" office:value-type="float" office:value="14.0790322580645" calcext:value-type="float">
            <text:p>14,0790322580645</text:p>
          </table:table-cell>
          <table:table-cell table:formula="of:=AVERAGEIF([.M2:.M21];&quot;&gt;&quot;&amp;0;Cdébut:Cfin)" office:value-type="float" office:value="21.7967741935484" calcext:value-type="float">
            <text:p>21,7967741935484</text:p>
          </table:table-cell>
          <table:table-cell table:formula="of:=AVERAGEIF([.N2:.N21];&quot;&gt;&quot;&amp;0;Cdébut:Cfin)" office:value-type="float" office:value="14.9396774193548" calcext:value-type="float">
            <text:p>14,9396774193548</text:p>
          </table:table-cell>
          <table:table-cell table:formula="of:=AVERAGEIF([.O2:.O21];&quot;&gt;&quot;&amp;0;Cdébut:Cfin)" office:value-type="float" office:value="11.4409677419355" calcext:value-type="float">
            <text:p>11,4409677419355</text:p>
          </table:table-cell>
          <table:table-cell table:formula="of:=AVERAGEIF([.P2:.P21];&quot;&gt;&quot;&amp;0;Cdébut:Cfin)" office:value-type="float" office:value="11.4316129032258" calcext:value-type="float">
            <text:p>11,4316129032258</text:p>
          </table:table-cell>
          <table:table-cell table:formula="of:=AVERAGEIF([.Q2:.Q21];&quot;&gt;&quot;&amp;0;Cdébut:Cfin)" office:value-type="float" office:value="9.41096774193548" calcext:value-type="float">
            <text:p>9,41096774193548</text:p>
          </table:table-cell>
          <table:table-cell table:formula="of:=AVERAGEIF([.R2:.R21];&quot;&gt;&quot;&amp;0;Cdébut:Cfin)" office:value-type="float" office:value="20.3654838709677" calcext:value-type="float">
            <text:p>20,3654838709677</text:p>
          </table:table-cell>
          <table:table-cell table:formula="of:=AVERAGEIF([.S2:.S21];&quot;&gt;&quot;&amp;0;Cdébut:Cfin)" office:value-type="float" office:value="21.431935483871" calcext:value-type="float">
            <text:p>21,431935483871</text:p>
          </table:table-cell>
          <table:table-cell table:formula="of:=AVERAGEIF([.T2:.T21];&quot;&gt;&quot;&amp;0;Cdébut:Cfin)" office:value-type="float" office:value="15.37" calcext:value-type="float">
            <text:p>15,37</text:p>
          </table:table-cell>
        </table:table-row>
        <table:table-row table:style-name="ro1">
          <table:table-cell/>
          <table:table-cell table:style-name="ce1" office:value-type="string" calcext:value-type="string">
            <text:p>Modèl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istral:7b</text:p>
          </table:table-cell>
          <table:table-cell table:number-columns-repeated="18"/>
        </table:table-row>
        <table:named-expressions>
          <table:named-range table:name="Cdébut" table:base-cell-address="$'Feuille 3'.$C$2" table:cell-range-address="$'Feuille 3'.$C$2"/>
          <table:named-range table:name="Cfin" table:base-cell-address="$'Feuille 3'.$C$21" table:cell-range-address="$'Feuille 3'.$C$21"/>
          <table:named-range table:name="Ddébut" table:base-cell-address="$'Feuille 3'.$D$2" table:cell-range-address="$'Feuille 3'.$D$2"/>
          <table:named-range table:name="Dfin" table:base-cell-address="$'Feuille 3'.$D$21" table:cell-range-address="$'Feuille 3'.$D$21"/>
        </table:named-expressions>
      </table:table>
      <table:named-expressions>
        <table:named-range table:name="Cdébut" table:base-cell-address="$'Feuille 2'.$C$2" table:cell-range-address="$'Feuille 2'.$C$2"/>
        <table:named-range table:name="Cdébut1" table:base-cell-address="$'Feuille 1'.$C$2" table:cell-range-address="$'Feuille 1'.$C$2"/>
        <table:named-range table:name="Cdébut2" table:base-cell-address="$'Feuille 1'.$C$21" table:cell-range-address="$'Feuille 1'.$C$21"/>
        <table:named-range table:name="Cfin" table:base-cell-address="$'Feuille 2'.$C$21" table:cell-range-address="$'Feuille 2'.$C$21"/>
        <table:named-range table:name="Cfin1" table:base-cell-address="$'Feuille 1'.$C$21" table:cell-range-address="$'Feuille 1'.$C$21"/>
        <table:named-range table:name="Ddébut" table:base-cell-address="$'Feuille 1'.$D$2" table:cell-range-address="$'Feuille 1'.$D$2"/>
        <table:named-range table:name="Dfin" table:base-cell-address="$'Feuille 1'.$D$21" table:cell-range-address="$'Feuille 1'.$D$2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number:min-decimal-places="15" number:min-integer-digits="1"/>
    </number:number-style>
    <number:number-style style:name="N108">
      <number:number number:decimal-places="16" number:min-decimal-places="16" number:min-integer-digits="1"/>
    </number:number-style>
    <number:number-style style:name="N109">
      <number:number number:decimal-places="17" number:min-decimal-places="17" number:min-integer-digits="1"/>
    </number:number-style>
    <number:number-style style:name="N110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6T10:28:38.030000000</dc:date>
    <meta:editing-duration>PT21H41M12S</meta:editing-duration>
    <meta:editing-cycles>21</meta:editing-cycles>
    <meta:generator>LibreOffice/7.4.3.2$Windows_X86_64 LibreOffice_project/1048a8393ae2eeec98dff31b5c133c5f1d08b890</meta:generator>
    <meta:document-statistic meta:table-count="3" meta:cell-count="363" meta:object-count="0"/>
  </office:meta>
</office:document-meta>
</file>